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46in"/>
    </style:style>
    <style:style style:name="co2" style:family="table-column">
      <style:table-column-properties fo:break-before="auto" style:column-width="4.5445in"/>
    </style:style>
    <style:style style:name="co3" style:family="table-column">
      <style:table-column-properties fo:break-before="auto" style:column-width="3.9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Page Name</text:p>
          </table:table-cell>
          <table:table-cell table:style-name="ce4" office:value-type="string">
            <text:p>Admin Link</text:p>
          </table:table-cell>
          <table:table-cell table:style-name="ce4" office:value-type="string">
            <text:p><text:s/>Live link 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67nc17</text:p>
          </table:table-cell>
          <table:table-cell table:style-name="ce5" office:value-type="string">
            <text:p><text:a xlink:href="http://desiresystem.com/wp-admin/post.php?post=7&amp;action=edit">http://desiresystem.com/wp-admin/post.php?post=7&amp;action=edit</text:a> </text:p>
          </table:table-cell>
          <table:table-cell table:style-name="ce5" office:value-type="string">
            <text:p><text:a xlink:href="http://desiresystem.com/get-it/67nc17-wp/">http://desiresystem.com/get-it/67nc17-wp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unch-coming-soon</text:p>
          </table:table-cell>
          <table:table-cell table:style-name="ce5" office:value-type="string">
            <text:p><text:a xlink:href="http://desiresystem.com/wp-admin/post.php?post=278&amp;action=edit">http://desiresystem.com/wp-admin/post.php?post=278&amp;action=edit</text:a> </text:p>
          </table:table-cell>
          <table:table-cell table:style-name="ce5" office:value-type="string">
            <text:p><text:a xlink:href="http://desiresystem.com/get-it/launch-coming-soon/">http://desiresystem.com/get-it/launch-coming-soon/</text:a> 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>
            <text:p>lectures</text:p>
          </table:table-cell>
          <table:table-cell table:style-name="ce5" office:value-type="string">
            <text:p><text:a xlink:href="http://desiresystem.com/wp-admin/post.php?post=184&amp;action=edit">http://desiresystem.com/wp-admin/post.php?post=184&amp;action=edit</text:a> </text:p>
          </table:table-cell>
          <table:table-cell table:style-name="ce5" office:value-type="string">
            <text:p><text:a xlink:href="http://desiresystem.com/lectures/">http://desiresystem.com/lectures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Big Mistake</text:p>
          </table:table-cell>
          <table:table-cell table:style-name="ce5" office:value-type="string">
            <text:p><text:a xlink:href="http://desiresystem.com/wp-admin/post.php?post=160&amp;action=edit">http://desiresystem.com/wp-admin/post.php?post=160&amp;action=edit</text:a> </text:p>
          </table:table-cell>
          <table:table-cell table:style-name="ce5" office:value-type="string">
            <text:p><text:a xlink:href="http://desiresystem.com/lectures/the-big-mistake/">http://desiresystem.com/lectures/the-big-mistake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Big Mistake</text:p>
          </table:table-cell>
          <table:table-cell table:style-name="ce5" office:value-type="string">
            <text:p><text:a xlink:href="http://desiresystem.com/wp-admin/post.php?post=357&amp;action=edit">http://desiresystem.com/wp-admin/post.php?post=357&amp;action=edit</text:a> </text:p>
          </table:table-cell>
          <table:table-cell table:style-name="ce5" office:value-type="string">
            <text:p><text:a xlink:href="http://desiresystem.com/lectures/the-big-mistake-2/">http://desiresystem.com/lectures/the-big-mistake-2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xual State Transference</text:p>
          </table:table-cell>
          <table:table-cell table:style-name="ce5" office:value-type="string">
            <text:p><text:a xlink:href="http://desiresystem.com/wp-admin/post.php?post=191&amp;action=edit">http://desiresystem.com/wp-admin/post.php?post=191&amp;action=edit</text:a> </text:p>
          </table:table-cell>
          <table:table-cell table:style-name="ce5" office:value-type="string">
            <text:p><text:a xlink:href="http://desiresystem.com/lectures/sexual-state-transference/">http://desiresystem.com/lectures/sexual-state-transference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king Nervousness Sexy</text:p>
          </table:table-cell>
          <table:table-cell table:style-name="ce5" office:value-type="string">
            <text:p><text:a xlink:href="http://desiresystem.com/wp-admin/post.php?post=193&amp;action=edit">http://desiresystem.com/wp-admin/post.php?post=193&amp;action=edit</text:a> </text:p>
          </table:table-cell>
          <table:table-cell table:style-name="ce5" office:value-type="string">
            <text:p><text:a xlink:href="http://desiresystem.com/lectures/making-nervousness-sexy/">http://desiresystem.com/lectures/making-nervousness-sexy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vacy Policy</text:p>
          </table:table-cell>
          <table:table-cell table:style-name="ce5" office:value-type="string">
            <text:p><text:a xlink:href="http://desiresystem.com/wp-admin/post.php?post=150&amp;action=edit">http://desiresystem.com/wp-admin/post.php?post=150&amp;action=edit</text:a> </text:p>
          </table:table-cell>
          <table:table-cell table:style-name="ce5" office:value-type="string">
            <text:p><text:a xlink:href="http://desiresystem.com/privacy-policy/">http://desiresystem.com/privacy-policy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mple Page</text:p>
          </table:table-cell>
          <table:table-cell table:style-name="ce5" office:value-type="string">
            <text:p><text:a xlink:href="http://desiresystem.com/wp-admin/post.php?post=2&amp;action=edit">http://desiresystem.com/wp-admin/post.php?post=2&amp;action=edit</text:a> </text:p>
          </table:table-cell>
          <table:table-cell table:style-name="ce5" office:value-type="string">
            <text:p><text:a xlink:href="http://desiresystem.com/sample-page/">http://desiresystem.com/sample-page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est</text:p>
          </table:table-cell>
          <table:table-cell table:style-name="ce5" office:value-type="string">
            <text:p><text:a xlink:href="http://desiresystem.com/wp-admin/post.php?post=49&amp;action=edit">http://desiresystem.com/wp-admin/post.php?post=49&amp;action=edit</text:a> </text:p>
          </table:table-cell>
          <table:table-cell table:style-name="ce5" office:value-type="string">
            <text:p><text:a xlink:href="http://desiresystem.com/test/">http://desiresystem.com/test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ank You</text:p>
          </table:table-cell>
          <table:table-cell table:style-name="ce5" office:value-type="string">
            <text:p><text:a xlink:href="http://desiresystem.com/wp-admin/post.php?post=217&amp;action=edit">http://desiresystem.com/wp-admin/post.php?post=217&amp;action=edit</text:a> </text:p>
          </table:table-cell>
          <table:table-cell table:style-name="ce5" office:value-type="string">
            <text:p><text:a xlink:href="http://desiresystem.com/thank-you/">http://desiresystem.com/thank-you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ank You</text:p>
          </table:table-cell>
          <table:table-cell table:style-name="ce5" office:value-type="string">
            <text:p><text:a xlink:href="http://desiresystem.com/wp-admin/post.php?post=209&amp;action=edit">http://desiresystem.com/wp-admin/post.php?post=209&amp;action=edit</text:a> </text:p>
          </table:table-cell>
          <table:table-cell table:style-name="ce5" office:value-type="string">
            <text:p><text:a xlink:href="http://desiresystem.com/thank-you/tycb/">http://desiresystem.com/thank-you/tycb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AQ</text:p>
          </table:table-cell>
          <table:table-cell table:style-name="ce5" office:value-type="string">
            <text:p><text:a xlink:href="http://desiresystem.com/wp-admin/post.php?post=326&amp;action=edit">http://desiresystem.com/wp-admin/post.php?post=326&amp;action=edit</text:a> </text:p>
          </table:table-cell>
          <table:table-cell table:style-name="ce5" office:value-type="string">
            <text:p><text:a xlink:href="http://desiresystem.com/faq/">http://desiresystem.com/faq/</text:a>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tact us</text:p>
          </table:table-cell>
          <table:table-cell table:style-name="ce5" office:value-type="string">
            <text:p><text:a xlink:href="http://desiresystem.com/wp-admin/post.php?post=147&amp;action=edit">http://desiresystem.com/wp-admin/post.php?post=147&amp;action=edit</text:a> </text:p>
          </table:table-cell>
          <table:table-cell table:style-name="ce5" office:value-type="string">
            <text:p><text:a xlink:href="http://desiresystem.com/contact-us/">http://desiresystem.com/contact-us/</text:a> 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1/14/2013</text:date>, <text:time>12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14T11:56:09.89</meta:creation-date>
    <dc:date>2013-11-14T12:35:05.16</dc:date>
    <meta:editing-duration>PT00H38M55S</meta:editing-duration>
    <meta:editing-cycles>11</meta:editing-cycles>
    <meta:generator>OpenOffice.org/3.1$Win32 OpenOffice.org_project/310m19$Build-9420</meta:generator>
    <meta:document-statistic meta:table-count="3" meta:cell-count="45" meta:object-count="0"/>
  </office:meta>
</office:document-meta>
</file>